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394in" svg:y="1.3839in">
            <draw:object draw:notify-on-update-of-ranges="Sheet1.A4:Sheet1.A8 Sheet1.B4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402in" svg:y="1.4563in">
            <draw:object draw:notify-on-update-of-ranges="Sheet1.A4:Sheet1.A8 Sheet1.C4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1575in" svg:y="6.0465in">
            <draw:object draw:notify-on-update-of-ranges="Sheet1.A33:Sheet1.A35 Sheet1.B33:Sheet1.B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3055in" svg:y="6.1118in">
            <draw:object draw:notify-on-update-of-ranges="Sheet1.A33:Sheet1.A35 Sheet1.C33:Sheet1.C3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.0394in" svg:y="9.7917in">
            <draw:object draw:notify-on-update-of-ranges="Sheet1.E33:Sheet1.E35 Sheet1.F33:Sheet1.F3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6.3016in" svg:y="9.7425in">
            <draw:object draw:notify-on-update-of-ranges="Sheet1.E33:Sheet1.E35 Sheet1.G33:Sheet1.G3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0in" svg:y="15.0268in">
            <draw:object draw:notify-on-update-of-ranges="Sheet1.A81:Sheet1.A85 Sheet1.B81:Sheet1.B8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8in" svg:height="3.5429in" svg:x="6.3138in" svg:y="15.0362in">
            <draw:object draw:notify-on-update-of-ranges="Sheet1.A81:Sheet1.A85 Sheet1.C81:Sheet1.C8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88in" svg:height="3.5429in" svg:x="0.0488in" svg:y="21.1457in">
            <draw:object draw:notify-on-update-of-ranges="Sheet1.A112:Sheet1.A121 Sheet1.B112:Sheet1.B12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6.3528in" svg:y="21.126in">
            <draw:object draw:notify-on-update-of-ranges="Sheet1.A112:Sheet1.A121 Sheet1.C112:Sheet1.C12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6.2988in" svg:height="3.5429in" svg:x="0in" svg:y="26.2181in">
            <draw:object draw:notify-on-update-of-ranges="Sheet1.A149:Sheet1.A153 Sheet1.B149:Sheet1.B15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6.2988in" svg:height="3.5429in" svg:x="6.2744in" svg:y="26.2083in">
            <draw:object draw:notify-on-update-of-ranges="Sheet1.A149:Sheet1.A153 Sheet1.C149:Sheet1.C15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6.2988in" svg:height="3.5429in" svg:x="0in" svg:y="31.1118in">
            <draw:object draw:notify-on-update-of-ranges="Sheet1.A178:Sheet1.A182 Sheet1.B178:Sheet1.B18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svg:width="6.2988in" svg:height="3.5429in" svg:x="6.2748in" svg:y="31.2008in">
            <draw:object draw:notify-on-update-of-ranges="Sheet1.A178:Sheet1.A182 Sheet1.C178:Sheet1.C18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name="Time vs Accuracy" draw:style-name="gr1" svg:width="6.2988in" svg:height="3.5429in" svg:x="0in" svg:y="37.0898in">
            <draw:object draw:notify-on-update-of-ranges="Sheet1.E217:Sheet1.E217 Sheet1.B216:Sheet1.B216 Sheet1.B215:Sheet1.B215 Sheet1.B217:Sheet1.B217 Sheet1.C216:Sheet1.C216 Sheet1.C215:Sheet1.C215 Sheet1.C217:Sheet1.C217 Sheet1.D216:Sheet1.D216 Sheet1.D215:Sheet1.D215 Sheet1.D217:Sheet1.D217 Sheet1.E216:Sheet1.E216 Sheet1.E215:Sheet1.E215 Sheet1.E217:Sheet1.E217 Sheet1.F216:Sheet1.F216 Sheet1.F215:Sheet1.F215 Sheet1.F217:Sheet1.F217 Sheet1.G216:Sheet1.G216 Sheet1.G215:Sheet1.G215 Sheet1.G217:Sheet1.G21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svg:width="6.2988in" svg:height="3.5429in" svg:x="0.0394in" svg:y="41.5992in">
            <draw:object draw:notify-on-update-of-ranges="Sheet1.A242:Sheet1.A242 Sheet1.A243:Sheet1.A244 Sheet1.B242:Sheet1.B242 Sheet1.B244:Sheet1.B244 Sheet1.B243:Sheet1.B243 Sheet1.C242:Sheet1.C242 Sheet1.C244:Sheet1.C244 Sheet1.C243:Sheet1.C243 Sheet1.D242:Sheet1.D242 Sheet1.D244:Sheet1.D244 Sheet1.D243:Sheet1.D243 Sheet1.E242:Sheet1.E242 Sheet1.E244:Sheet1.E244 Sheet1.E243:Sheet1.E243 Sheet1.F242:Sheet1.F242 Sheet1.F244:Sheet1.F244 Sheet1.F243:Sheet1.F244 Sheet1.G242:Sheet1.G242 Sheet1.G244:Sheet1.G244 Sheet1.G243:Sheet1.G243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office:value-type="string">
            <text:p>J4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fidence</text:p>
          </table:table-cell>
          <table:table-cell office:value-type="string">
            <text:p>iris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1742">
            <text:p>0.1742</text:p>
          </table:table-cell>
          <table:table-cell office:value-type="float" office:value="0.145">
            <text:p>0.145</text:p>
          </table:table-cell>
          <table:table-cell table:number-columns-repeated="1021"/>
        </table:table-row>
        <table:table-row table:style-name="ro1">
          <table:table-cell office:value-type="float" office:value="0.1875">
            <text:p>0.1875</text:p>
          </table:table-cell>
          <table:table-cell office:value-type="float" office:value="0.1586">
            <text:p>0.1586</text:p>
          </table:table-cell>
          <table:table-cell office:value-type="float" office:value="0.1448">
            <text:p>0.1448</text:p>
          </table:table-cell>
          <table:table-cell table:number-columns-repeated="1021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1586">
            <text:p>0.1586</text:p>
          </table:table-cell>
          <table:table-cell office:value-type="float" office:value="0.1449">
            <text:p>0.1449</text:p>
          </table:table-cell>
          <table:table-cell table:number-columns-repeated="1021"/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0.1586">
            <text:p>0.1586</text:p>
          </table:table-cell>
          <table:table-cell office:value-type="float" office:value="0.145">
            <text:p>0.145</text:p>
          </table:table-cell>
          <table:table-cell table:number-columns-repeated="102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586">
            <text:p>0.1586</text:p>
          </table:table-cell>
          <table:table-cell office:value-type="float" office:value="0.1451">
            <text:p>0.1451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1">
          <table:table-cell office:value-type="string">
            <text:p>Neural Network</text:p>
          </table:table-cell>
          <table:table-cell table:number-columns-repeated="1023"/>
        </table:table-row>
        <table:table-row table:style-name="ro1">
          <table:table-cell office:value-type="string">
            <text:p>learning rate</text:p>
          </table:table-cell>
          <table:table-cell office:value-type="string">
            <text:p>iris</text:p>
          </table:table-cell>
          <table:table-cell office:value-type="string">
            <text:p>letter</text:p>
          </table:table-cell>
          <table:table-cell/>
          <table:table-cell office:value-type="string">
            <text:p>Momentum</text:p>
          </table:table-cell>
          <table:table-cell office:value-type="string">
            <text:p>iris</text:p>
          </table:table-cell>
          <table:table-cell office:value-type="string">
            <text:p>letter</text:p>
          </table:table-cell>
          <table:table-cell table:number-columns-repeated="101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1338">
            <text:p>0.1338</text:p>
          </table:table-cell>
          <table:table-cell office:value-type="float" office:value="0.1172">
            <text:p>0.1172</text:p>
          </table:table-cell>
          <table:table-cell/>
          <table:table-cell office:value-type="float" office:value="0.2">
            <text:p>0.2</text:p>
          </table:table-cell>
          <table:table-cell office:value-type="float" office:value="0.1291">
            <text:p>0.1291</text:p>
          </table:table-cell>
          <table:table-cell office:value-type="float" office:value="0.1234">
            <text:p>0.1234</text:p>
          </table:table-cell>
          <table:table-cell table:number-columns-repeated="101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291">
            <text:p>0.1291</text:p>
          </table:table-cell>
          <table:table-cell office:value-type="float" office:value="0.1234">
            <text:p>0.1234</text:p>
          </table:table-cell>
          <table:table-cell/>
          <table:table-cell office:value-type="float" office:value="0.5">
            <text:p>0.5</text:p>
          </table:table-cell>
          <table:table-cell office:value-type="float" office:value="0.1361">
            <text:p>0.1361</text:p>
          </table:table-cell>
          <table:table-cell office:value-type="float" office:value="0.1241">
            <text:p>0.1241</text:p>
          </table:table-cell>
          <table:table-cell table:number-columns-repeated="101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357">
            <text:p>0.1357</text:p>
          </table:table-cell>
          <table:table-cell office:value-type="float" office:value="0.125">
            <text:p>0.125</text:p>
          </table:table-cell>
          <table:table-cell/>
          <table:table-cell office:value-type="float" office:value="0.7">
            <text:p>0.7</text:p>
          </table:table-cell>
          <table:table-cell office:value-type="float" office:value="0.137">
            <text:p>0.137</text:p>
          </table:table-cell>
          <table:table-cell office:value-type="float" office:value="0.1252">
            <text:p>0.1252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8">
          <table:table-cell table:number-columns-repeated="1024"/>
        </table:table-row>
        <table:table-row table:style-name="ro1">
          <table:table-cell office:value-type="string">
            <text:p>Boosting</text:p>
          </table:table-cell>
          <table:table-cell table:number-columns-repeated="1023"/>
        </table:table-row>
        <table:table-row table:style-name="ro1">
          <table:table-cell office:value-type="string">
            <text:p>Confidence</text:p>
          </table:table-cell>
          <table:table-cell office:value-type="string">
            <text:p>iris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1951">
            <text:p>0.1951</text:p>
          </table:table-cell>
          <table:table-cell office:value-type="float" office:value="0.1044">
            <text:p>0.1044</text:p>
          </table:table-cell>
          <table:table-cell table:number-columns-repeated="1021"/>
        </table:table-row>
        <table:table-row table:style-name="ro1">
          <table:table-cell office:value-type="float" office:value="0.1875">
            <text:p>0.1875</text:p>
          </table:table-cell>
          <table:table-cell office:value-type="float" office:value="0.2122">
            <text:p>0.2122</text:p>
          </table:table-cell>
          <table:table-cell office:value-type="float" office:value="0.106">
            <text:p>0.106</text:p>
          </table:table-cell>
          <table:table-cell table:number-columns-repeated="1021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2133">
            <text:p>0.2133</text:p>
          </table:table-cell>
          <table:table-cell office:value-type="float" office:value="0.1052">
            <text:p>0.1052</text:p>
          </table:table-cell>
          <table:table-cell table:number-columns-repeated="1021"/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0.2133">
            <text:p>0.2133</text:p>
          </table:table-cell>
          <table:table-cell office:value-type="float" office:value="0.1048">
            <text:p>0.1048</text:p>
          </table:table-cell>
          <table:table-cell table:number-columns-repeated="102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132">
            <text:p>0.2132</text:p>
          </table:table-cell>
          <table:table-cell office:value-type="float" office:value="0.1045">
            <text:p>0.1045</text:p>
          </table:table-cell>
          <table:table-cell table:number-columns-repeated="1021"/>
        </table:table-row>
        <table:table-row table:style-name="ro1">
          <table:table-cell office:value-type="string">
            <text:p>Stump</text:p>
          </table:table-cell>
          <table:table-cell office:value-type="float" office:value="0.1729">
            <text:p>0.1729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3">
          <table:table-cell office:value-type="string">
            <text:p>Knn</text:p>
          </table:table-cell>
          <table:table-cell table:number-columns-repeated="1023"/>
        </table:table-row>
        <table:table-row table:style-name="ro1">
          <table:table-cell office:value-type="string">
            <text:p>k</text:p>
          </table:table-cell>
          <table:table-cell office:value-type="string">
            <text:p>iris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747">
            <text:p>0.1747</text:p>
          </table:table-cell>
          <table:table-cell office:value-type="float" office:value="0.1159">
            <text:p>0.1159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93">
            <text:p>0.1693</text:p>
          </table:table-cell>
          <table:table-cell office:value-type="float" office:value="0.1094">
            <text:p>0.1094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088">
            <text:p>0.1088</text:p>
          </table:table-cell>
          <table:table-cell office:value-type="float" office:value="0.1096">
            <text:p>0.1096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279">
            <text:p>0.1279</text:p>
          </table:table-cell>
          <table:table-cell office:value-type="float" office:value="0.1123">
            <text:p>0.1123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299">
            <text:p>0.1299</text:p>
          </table:table-cell>
          <table:table-cell office:value-type="float" office:value="0.1139">
            <text:p>0.113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231">
            <text:p>0.1231</text:p>
          </table:table-cell>
          <table:table-cell office:value-type="float" office:value="0.1163">
            <text:p>0.1163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165">
            <text:p>0.1165</text:p>
          </table:table-cell>
          <table:table-cell office:value-type="float" office:value="0.1181">
            <text:p>0.118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131">
            <text:p>0.1131</text:p>
          </table:table-cell>
          <table:table-cell office:value-type="float" office:value="0.1203">
            <text:p>0.1203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109">
            <text:p>0.1109</text:p>
          </table:table-cell>
          <table:table-cell office:value-type="float" office:value="0.1229">
            <text:p>0.1229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124">
            <text:p>0.1124</text:p>
          </table:table-cell>
          <table:table-cell office:value-type="float" office:value="0.125">
            <text:p>0.125</text:p>
          </table:table-cell>
          <table:table-cell table:number-columns-repeated="1021"/>
        </table:table-row>
        <table:table-row table:style-name="ro1" table:number-rows-repeated="25">
          <table:table-cell table:number-columns-repeated="1024"/>
        </table:table-row>
        <table:table-row table:style-name="ro3">
          <table:table-cell office:value-type="string">
            <text:p>Polykernal</text:p>
          </table:table-cell>
          <table:table-cell table:number-columns-repeated="1023"/>
        </table:table-row>
        <table:table-row table:style-name="ro1">
          <table:table-cell office:value-type="string">
            <text:p>Complexity</text:p>
          </table:table-cell>
          <table:table-cell office:value-type="string">
            <text:p>iris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3182">
            <text:p>0.3182</text:p>
          </table:table-cell>
          <table:table-cell office:value-type="float" office:value="0.1932">
            <text:p>0.1932</text:p>
          </table:table-cell>
          <table:table-cell table:number-columns-repeated="102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956">
            <text:p>0.2956</text:p>
          </table:table-cell>
          <table:table-cell office:value-type="float" office:value="0.188">
            <text:p>0.188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88">
            <text:p>0.288</text:p>
          </table:table-cell>
          <table:table-cell office:value-type="float" office:value="0.1866">
            <text:p>0.186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906">
            <text:p>0.2906</text:p>
          </table:table-cell>
          <table:table-cell office:value-type="float" office:value="0.1862">
            <text:p>0.1862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88">
            <text:p>0.288</text:p>
          </table:table-cell>
          <table:table-cell office:value-type="float" office:value="0.1861">
            <text:p>0.1861</text:p>
          </table:table-cell>
          <table:table-cell table:number-columns-repeated="102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office:value-type="string">
            <text:p>Radial Basis Function</text:p>
          </table:table-cell>
          <table:table-cell table:number-columns-repeated="1023"/>
        </table:table-row>
        <table:table-row table:style-name="ro1">
          <table:table-cell office:value-type="string">
            <text:p>Gamma</text:p>
          </table:table-cell>
          <table:table-cell office:value-type="string">
            <text:p>iris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3006">
            <text:p>0.3006</text:p>
          </table:table-cell>
          <table:table-cell office:value-type="float" office:value="0.1928">
            <text:p>0.1928</text:p>
          </table:table-cell>
          <table:table-cell table:number-columns-repeated="102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931">
            <text:p>0.2931</text:p>
          </table:table-cell>
          <table:table-cell office:value-type="float" office:value="0.1873">
            <text:p>0.1873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906">
            <text:p>0.2906</text:p>
          </table:table-cell>
          <table:table-cell office:value-type="float" office:value="0.1864">
            <text:p>0.1864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88">
            <text:p>0.288</text:p>
          </table:table-cell>
          <table:table-cell office:value-type="float" office:value="0.1863">
            <text:p>0.1863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055">
            <text:p>0.3055</text:p>
          </table:table-cell>
          <table:table-cell office:value-type="float" office:value="0.1905">
            <text:p>0.1905</text:p>
          </table:table-cell>
          <table:table-cell table:number-columns-repeated="1021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office:value-type="string">
            <text:p>iris</text:p>
          </table:table-cell>
          <table:table-cell table:number-columns-repeated="1023"/>
        </table:table-row>
        <table:table-row table:style-name="ro4">
          <table:table-cell office:value-type="string">
            <text:p>Algorithm</text:p>
          </table:table-cell>
          <table:table-cell office:value-type="string">
            <text:p>AdaBoost</text:p>
          </table:table-cell>
          <table:table-cell office:value-type="string">
            <text:p>J48</text:p>
          </table:table-cell>
          <table:table-cell office:value-type="string">
            <text:p>kNN</text:p>
          </table:table-cell>
          <table:table-cell office:value-type="string">
            <text:p>NN</text:p>
          </table:table-cell>
          <table:table-cell office:value-type="string">
            <text:p>Polykernel</text:p>
          </table:table-cell>
          <table:table-cell office:value-type="string">
            <text:p>RBF</text:p>
          </table:table-cell>
          <table:table-cell table:number-columns-repeated="1017"/>
        </table:table-row>
        <table:table-row table:style-name="ro1">
          <table:table-cell office:value-type="string">
            <text:p>Time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office:value-type="float" office:value="0.08">
            <text:p>0.08</text:p>
          </table:table-cell>
          <table:table-cell office:value-type="float" office:value="0.14">
            <text:p>0.14</text:p>
          </table:table-cell>
          <table:table-cell table:number-columns-repeated="1017"/>
        </table:table-row>
        <table:table-row table:style-name="ro1">
          <table:table-cell office:value-type="string">
            <text:p>Mean Square Error</text:p>
          </table:table-cell>
          <table:table-cell table:formula="of:=MIN([.B81:.B86])" office:value-type="float" office:value="0.1729">
            <text:p>0.1729</text:p>
          </table:table-cell>
          <table:table-cell table:formula="of:=MIN([.B4:.B8])" office:value-type="float" office:value="0.1586">
            <text:p>0.1586</text:p>
          </table:table-cell>
          <table:table-cell table:formula="of:=MIN([.B112:.B121];[.F33:.F35])" office:value-type="float" office:value="0.1088">
            <text:p>0.1088</text:p>
          </table:table-cell>
          <table:table-cell table:formula="of:=MIN([.B33:.B35])" office:value-type="float" office:value="0.1291">
            <text:p>0.1291</text:p>
          </table:table-cell>
          <table:table-cell table:formula="of:=MIN([.B149:.B153])" office:value-type="float" office:value="0.288">
            <text:p>0.288</text:p>
          </table:table-cell>
          <table:table-cell table:formula="of:=MIN([.B178:.B182])" office:value-type="float" office:value="0.288">
            <text:p>0.288</text:p>
          </table:table-cell>
          <table:table-cell table:number-columns-repeated="1017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>
            <text:p>letter</text:p>
          </table:table-cell>
          <table:table-cell table:number-columns-repeated="1023"/>
        </table:table-row>
        <table:table-row table:style-name="ro3">
          <table:table-cell office:value-type="string">
            <text:p>Algorithm</text:p>
          </table:table-cell>
          <table:table-cell office:value-type="string">
            <text:p>AdaBoost</text:p>
          </table:table-cell>
          <table:table-cell office:value-type="string">
            <text:p>J48</text:p>
          </table:table-cell>
          <table:table-cell office:value-type="string">
            <text:p>kNN</text:p>
          </table:table-cell>
          <table:table-cell office:value-type="string">
            <text:p>NN</text:p>
          </table:table-cell>
          <table:table-cell office:value-type="string">
            <text:p>Polykernel</text:p>
          </table:table-cell>
          <table:table-cell office:value-type="string">
            <text:p>RBF</text:p>
          </table:table-cell>
          <table:table-cell table:number-columns-repeated="1017"/>
        </table:table-row>
        <table:table-row table:style-name="ro1">
          <table:table-cell office:value-type="string">
            <text:p>Time</text:p>
          </table:table-cell>
          <table:table-cell office:value-type="float" office:value="1.3">
            <text:p>1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80.57">
            <text:p>80.57</text:p>
          </table:table-cell>
          <table:table-cell office:value-type="float" office:value="2.72">
            <text:p>2.72</text:p>
          </table:table-cell>
          <table:table-cell office:value-type="float" office:value="3.3">
            <text:p>3.3</text:p>
          </table:table-cell>
          <table:table-cell table:number-columns-repeated="1017"/>
        </table:table-row>
        <table:table-row table:style-name="ro1">
          <table:table-cell office:value-type="string">
            <text:p>Mean Square Error</text:p>
          </table:table-cell>
          <table:table-cell table:formula="of:=MIN([.C81:.C85])" office:value-type="float" office:value="0.1044">
            <text:p>0.1044</text:p>
          </table:table-cell>
          <table:table-cell table:formula="of:=MIN([.C4:.C8])" office:value-type="float" office:value="0.1448">
            <text:p>0.1448</text:p>
          </table:table-cell>
          <table:table-cell table:formula="of:=MIN([.C112:.C121])" office:value-type="float" office:value="0.1094">
            <text:p>0.1094</text:p>
          </table:table-cell>
          <table:table-cell table:formula="of:=MIN([.C33:.C35];[.G33:.G35])" office:value-type="float" office:value="0.1172">
            <text:p>0.1172</text:p>
          </table:table-cell>
          <table:table-cell table:formula="of:=MIN([.C149:.C153])" office:value-type="float" office:value="0.1861">
            <text:p>0.1861</text:p>
          </table:table-cell>
          <table:table-cell table:formula="of:=MIN([.C178:.C183])" office:value-type="float" office:value="0.1863">
            <text:p>0.1863</text:p>
          </table:table-cell>
          <table:table-cell table:number-columns-repeated="1017"/>
        </table:table-row>
        <table:table-row table:style-name="ro1" table:number-rows-repeated="23">
          <table:table-cell table:number-columns-repeated="1024"/>
        </table:table-row>
        <table:table-row table:style-name="ro3">
          <table:table-cell office:value-type="string">
            <text:p>letter</text:p>
          </table:table-cell>
          <table:table-cell office:value-type="string">
            <text:p>AdaBoost</text:p>
          </table:table-cell>
          <table:table-cell office:value-type="string">
            <text:p>kNN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float" office:value="0.09">
            <text:p>0.09</text:p>
          </table:table-cell>
          <table:table-cell office:value-type="float" office:value="1.53">
            <text:p>1.5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iris</text:p>
          </table:table-cell>
          <table:table-cell office:value-type="string">
            <text:p>NN</text:p>
          </table:table-cell>
          <table:table-cell office:value-type="string">
            <text:p>kNN</text:p>
          </table:table-cell>
          <table:table-cell table:number-columns-repeated="1020"/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table:number-columns-repeated="1021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/00/0000</text:date>, <text:time style:data-style-name="N2" text:time-value="0000-00-00T20:39:4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2-08T23:14:16</meta:creation-date>
    <dc:date>2013-02-09T23:37:15</dc:date>
    <dc:creator>eric </dc:creator>
    <meta:editing-duration>PT19H37M14S</meta:editing-duration>
    <meta:editing-cycles>12</meta:editing-cycles>
    <meta:generator>LibreOffice/3.6$Linux_X86_64 LibreOffice_project/360m1$Build-2</meta:generator>
    <meta:document-statistic meta:table-count="1" meta:cell-count="194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J48 Confidence</text:p>
        </chart:title>
        <chart:subtitle svg:x="6.938cm" svg:y="1.275cm" chart:style-name="ch3">
          <text:p>Iris Dataset</text:p>
        </chart:subtitle>
        <chart:plot-area chart:style-name="ch4" table:cell-range-address="Sheet1.A4:Sheet1.B8" svg:x="1.331cm" svg:y="2.318cm" svg:width="14.029cm" svg:height="5.521cm">
          <chartooo:coordinate-region svg:x="2.43cm" svg:y="2.517cm" svg:width="12.598cm" svg:height="4.676cm"/>
          <chart:axis chart:dimension="x" chart:name="primary-x" chart:style-name="ch5">
            <chart:title svg:x="7.454cm" svg:y="8.019cm" chart:style-name="ch6">
              <text:p>Confidence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series chart:style-name="ch8" chart:values-cell-range-address="Sheet1.B4:Sheet1.B8" chart:class="chart:scatter">
            <chart:domain table:cell-range-address="Sheet1.A4:Sheet1.A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A4:Sheet1.A8</svg:desc>
                </draw:g>
              </table:table-cell>
              <table:table-cell office:value-type="float" office:value="0.1742">
                <text:p>0.1742</text:p>
                <draw:g>
                  <svg:desc>Sheet1.B4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5">
                <text:p>0.1875</text:p>
              </table:table-cell>
              <table:table-cell office:value-type="float" office:value="0.1586">
                <text:p>0.1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586">
                <text:p>0.1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1586">
                <text:p>0.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1586">
                <text:p>0.1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8cm" svg:y="0.316cm" chart:style-name="ch2">
          <text:p>kNN</text:p>
        </chart:title>
        <chart:subtitle svg:x="6.713cm" svg:y="1.275cm" chart:style-name="ch3">
          <text:p>Letter Dataset</text:p>
        </chart:subtitle>
        <chart:plot-area chart:style-name="ch4" table:cell-range-address="Sheet1.A112:Sheet1.A121 Sheet1.C112:Sheet1.C121" svg:x="1.331cm" svg:y="2.318cm" svg:width="14.029cm" svg:height="5.521cm">
          <chartooo:coordinate-region svg:x="2.429cm" svg:y="2.518cm" svg:width="12.744cm" svg:height="4.675cm"/>
          <chart:axis chart:dimension="x" chart:name="primary-x" chart:style-name="ch5">
            <chart:title svg:x="8.208cm" svg:y="8.019cm" chart:style-name="ch6">
              <text:p>k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series chart:style-name="ch8" chart:values-cell-range-address="Sheet1.C112:Sheet1.C121" chart:class="chart:scatter">
            <chart:domain table:cell-range-address="Sheet1.A112:Sheet1.A12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12:Sheet1.A121</svg:desc>
                </draw:g>
              </table:table-cell>
              <table:table-cell office:value-type="float" office:value="0.1159">
                <text:p>0.1159</text:p>
                <draw:g>
                  <svg:desc>Sheet1.C112:Sheet1.C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94">
                <text:p>0.1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163">
                <text:p>0.1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181">
                <text:p>0.1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03">
                <text:p>0.1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229">
                <text:p>0.1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5" chart:maximum="0.35" chart:origin="0" chart:interval-major="0.05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94cm" svg:y="0.316cm" chart:style-name="ch2">
          <text:p>Polykernel Complexity</text:p>
        </chart:title>
        <chart:subtitle svg:x="6.938cm" svg:y="1.275cm" chart:style-name="ch3">
          <text:p>Iris Dataset</text:p>
        </chart:subtitle>
        <chart:plot-area chart:style-name="ch4" table:cell-range-address="Sheet1.A149:Sheet1.B153" svg:x="1.331cm" svg:y="2.318cm" svg:width="14.029cm" svg:height="5.521cm">
          <chartooo:coordinate-region svg:x="2.243cm" svg:y="2.517cm" svg:width="12.837cm" svg:height="4.675cm"/>
          <chart:axis chart:dimension="x" chart:name="primary-x" chart:style-name="ch5">
            <chart:title svg:x="7.481cm" svg:y="8.019cm" chart:style-name="ch6">
              <text:p>Complexity</text:p>
            </chart:title>
          </chart:axis>
          <chart:axis chart:dimension="y" chart:name="primary-y" chart:style-name="ch7">
            <chart:title svg:x="0.451cm" svg:y="6.511cm" chart:style-name="ch8">
              <text:p>Mean Square Error</text:p>
            </chart:title>
          </chart:axis>
          <chart:series chart:style-name="ch9" chart:values-cell-range-address="Sheet1.B149:Sheet1.B153" chart:class="chart:scatter">
            <chart:domain table:cell-range-address="Sheet1.A149:Sheet1.A15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49:Sheet1.A153</svg:desc>
                </draw:g>
              </table:table-cell>
              <table:table-cell office:value-type="float" office:value="0.3182">
                <text:p>0.3182</text:p>
                <draw:g>
                  <svg:desc>Sheet1.B149:Sheet1.B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2956">
                <text:p>0.2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906">
                <text:p>0.2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288">
                <text:p>0.2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186" chart:maximum="0.194" chart:interval-major="0.00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72cm" svg:y="0.316cm" chart:style-name="ch2">
          <text:p>Polykernel</text:p>
        </chart:title>
        <chart:subtitle svg:x="6.951cm" svg:y="1.275cm" chart:style-name="ch3">
          <text:p>Complexity</text:p>
        </chart:subtitle>
        <chart:plot-area chart:style-name="ch4" table:cell-range-address="Sheet1.A149:Sheet1.A153 Sheet1.C149:Sheet1.C153" svg:x="1.331cm" svg:y="2.318cm" svg:width="14.029cm" svg:height="5.521cm">
          <chartooo:coordinate-region svg:x="2.429cm" svg:y="2.517cm" svg:width="12.651cm" svg:height="4.675cm"/>
          <chart:axis chart:dimension="x" chart:name="primary-x" chart:style-name="ch5">
            <chart:title svg:x="7.481cm" svg:y="8.019cm" chart:style-name="ch6">
              <text:p>Complexity</text:p>
            </chart:title>
          </chart:axis>
          <chart:axis chart:dimension="y" chart:name="primary-y" chart:style-name="ch7">
            <chart:title svg:x="0.451cm" svg:y="6.511cm" chart:style-name="ch8">
              <text:p>Mean Square Error</text:p>
            </chart:title>
          </chart:axis>
          <chart:series chart:style-name="ch9" chart:values-cell-range-address="Sheet1.C149:Sheet1.C153" chart:class="chart:scatter">
            <chart:domain table:cell-range-address="Sheet1.A149:Sheet1.A15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49:Sheet1.A153</svg:desc>
                </draw:g>
              </table:table-cell>
              <table:table-cell office:value-type="float" office:value="0.1932">
                <text:p>0.1932</text:p>
                <draw:g>
                  <svg:desc>Sheet1.C149:Sheet1.C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866">
                <text:p>0.1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862">
                <text:p>0.1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1861">
                <text:p>0.186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RBF Gamma</text:p>
        </chart:title>
        <chart:subtitle svg:x="6.938cm" svg:y="1.275cm" chart:style-name="ch3">
          <text:p>Iris Dataset</text:p>
        </chart:subtitle>
        <chart:plot-area chart:style-name="ch4" table:cell-range-address="Sheet1.A178:Sheet1.B182" svg:x="1.331cm" svg:y="2.318cm" svg:width="14.029cm" svg:height="5.521cm">
          <chartooo:coordinate-region svg:x="2.429cm" svg:y="2.518cm" svg:width="12.651cm" svg:height="4.674cm"/>
          <chart:axis chart:dimension="x" chart:name="primary-x" chart:style-name="ch5">
            <chart:title svg:x="7.719cm" svg:y="8.019cm" chart:style-name="ch6">
              <text:p>Gamma</text:p>
            </chart:title>
          </chart:axis>
          <chart:axis chart:dimension="y" chart:name="primary-y" chart:style-name="ch7">
            <chart:title svg:x="0.451cm" svg:y="6.511cm" chart:style-name="ch8">
              <text:p>Mean Square Error</text:p>
            </chart:title>
          </chart:axis>
          <chart:series chart:style-name="ch9" chart:values-cell-range-address="Sheet1.B178:Sheet1.B182" chart:class="chart:scatter">
            <chart:domain table:cell-range-address="Sheet1.A178:Sheet1.A18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78:Sheet1.A182</svg:desc>
                </draw:g>
              </table:table-cell>
              <table:table-cell office:value-type="float" office:value="0.3006">
                <text:p>0.3006</text:p>
                <draw:g>
                  <svg:desc>Sheet1.B178:Sheet1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2931">
                <text:p>0.2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906">
                <text:p>0.2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3055">
                <text:p>0.30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RBF Gamma</text:p>
        </chart:title>
        <chart:subtitle svg:x="6.713cm" svg:y="1.275cm" chart:style-name="ch3">
          <text:p>Letter Dataset</text:p>
        </chart:subtitle>
        <chart:plot-area chart:style-name="ch4" table:cell-range-address="Sheet1.A178:Sheet1.A182 Sheet1.C178:Sheet1.C182" svg:x="1.331cm" svg:y="2.318cm" svg:width="14.029cm" svg:height="5.521cm">
          <chartooo:coordinate-region svg:x="2.429cm" svg:y="2.517cm" svg:width="12.651cm" svg:height="4.675cm"/>
          <chart:axis chart:dimension="x" chart:name="primary-x" chart:style-name="ch5">
            <chart:title svg:x="7.719cm" svg:y="8.019cm" chart:style-name="ch6">
              <text:p>Gamma</text:p>
            </chart:title>
          </chart:axis>
          <chart:axis chart:dimension="y" chart:name="primary-y" chart:style-name="ch7">
            <chart:title svg:x="0.451cm" svg:y="6.511cm" chart:style-name="ch8">
              <text:p>Mean Square Error</text:p>
            </chart:title>
          </chart:axis>
          <chart:series chart:style-name="ch9" chart:values-cell-range-address="Sheet1.C178:Sheet1.C182" chart:class="chart:scatter">
            <chart:domain table:cell-range-address="Sheet1.A178:Sheet1.A18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78:Sheet1.A182</svg:desc>
                </draw:g>
              </table:table-cell>
              <table:table-cell office:value-type="float" office:value="0.1928">
                <text:p>0.1928</text:p>
                <draw:g>
                  <svg:desc>Sheet1.C178:Sheet1.C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873">
                <text:p>0.1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864">
                <text:p>0.1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863">
                <text:p>0.1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1905">
                <text:p>0.19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1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32cm" svg:y="0.316cm" chart:style-name="ch2">
          <text:p>Time To Build Model vs Accuracy (Best Configuration)</text:p>
        </chart:title>
        <chart:subtitle svg:x="6.938cm" svg:y="1.275cm" chart:style-name="ch3">
          <text:p>Iris Dataset</text:p>
        </chart:subtitle>
        <chart:legend chart:legend-position="end" svg:x="13.631cm" svg:y="2.956cm" style:legend-expansion="high" chart:style-name="ch4"/>
        <chart:plot-area chart:style-name="ch5" table:cell-range-address="Sheet1.C217:Sheet1.G217 Sheet1.B215:Sheet1.B217 Sheet1.C215:Sheet1.G215" chart:data-source-has-labels="both" svg:x="1.331cm" svg:y="2.318cm" svg:width="11.66cm" svg:height="5.521cm">
          <chartooo:coordinate-region svg:x="2.243cm" svg:y="2.517cm" svg:width="10.508cm" svg:height="4.675cm"/>
          <chart:axis chart:dimension="x" chart:name="primary-x" chart:style-name="ch6" chartooo:axis-type="auto">
            <chart:title svg:x="6.522cm" svg:y="8.019cm" chart:style-name="ch7">
              <text:p>Time (s)</text:p>
            </chart:title>
            <chart:categories table:cell-range-address="Sheet1.E217:Sheet1.E217"/>
          </chart:axis>
          <chart:axis chart:dimension="y" chart:name="primary-y" chart:style-name="ch8">
            <chart:title svg:x="0.451cm" svg:y="6.511cm" chart:style-name="ch9">
              <text:p>Mean Square Error</text:p>
            </chart:title>
            <chart:grid chart:style-name="ch10" chart:class="major"/>
          </chart:axis>
          <chart:series chart:style-name="ch11" chart:values-cell-range-address="Sheet1.B217:Sheet1.B217" chart:label-cell-address="Sheet1.B215:Sheet1.B215" chart:class="chart:scatter">
            <chart:domain table:cell-range-address="Sheet1.B216:Sheet1.B216"/>
            <chart:data-point/>
          </chart:series>
          <chart:series chart:style-name="ch12" chart:values-cell-range-address="Sheet1.C217:Sheet1.C217" chart:label-cell-address="Sheet1.C215:Sheet1.C215" chart:class="chart:scatter">
            <chart:domain table:cell-range-address="Sheet1.C216:Sheet1.C216"/>
            <chart:data-point/>
          </chart:series>
          <chart:series chart:style-name="ch13" chart:values-cell-range-address="Sheet1.D217:Sheet1.D217" chart:label-cell-address="Sheet1.D215:Sheet1.D215" chart:class="chart:scatter">
            <chart:domain table:cell-range-address="Sheet1.D216:Sheet1.D216"/>
            <chart:data-point/>
          </chart:series>
          <chart:series chart:style-name="ch14" chart:values-cell-range-address="Sheet1.E217:Sheet1.E217" chart:label-cell-address="Sheet1.E215:Sheet1.E215" chart:class="chart:scatter">
            <chart:domain table:cell-range-address="Sheet1.E216:Sheet1.E216"/>
            <chart:data-point/>
          </chart:series>
          <chart:series chart:style-name="ch15" chart:values-cell-range-address="Sheet1.F217:Sheet1.F217" chart:label-cell-address="Sheet1.F215:Sheet1.F215" chart:class="chart:scatter">
            <chart:domain table:cell-range-address="Sheet1.F216:Sheet1.F216"/>
            <chart:data-point/>
          </chart:series>
          <chart:series chart:style-name="ch16" chart:values-cell-range-address="Sheet1.G217:Sheet1.G217" chart:label-cell-address="Sheet1.G215:Sheet1.G215" chart:class="chart:scatter">
            <chart:domain table:cell-range-address="Sheet1.G216:Sheet1.G2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daBoost</text:p>
                <draw:g>
                  <svg:desc>Sheet1.B215:Sheet1.B215</svg:desc>
                </draw:g>
              </table:table-cell>
              <table:table-cell office:value-type="string">
                <text:p/>
              </table:table-cell>
              <table:table-cell office:value-type="string">
                <text:p>J48</text:p>
                <draw:g>
                  <svg:desc>Sheet1.C215:Sheet1.C215</svg:desc>
                </draw:g>
              </table:table-cell>
              <table:table-cell office:value-type="string">
                <text:p/>
              </table:table-cell>
              <table:table-cell office:value-type="string">
                <text:p>kNN</text:p>
                <draw:g>
                  <svg:desc>Sheet1.D215:Sheet1.D215</svg:desc>
                </draw:g>
              </table:table-cell>
              <table:table-cell office:value-type="string">
                <text:p/>
              </table:table-cell>
              <table:table-cell office:value-type="string">
                <text:p>NN</text:p>
                <draw:g>
                  <svg:desc>Sheet1.E215:Sheet1.E215</svg:desc>
                </draw:g>
              </table:table-cell>
              <table:table-cell office:value-type="string">
                <text:p/>
              </table:table-cell>
              <table:table-cell office:value-type="string">
                <text:p>Polykernel</text:p>
                <draw:g>
                  <svg:desc>Sheet1.F215:Sheet1.F215</svg:desc>
                </draw:g>
              </table:table-cell>
              <table:table-cell office:value-type="string">
                <text:p/>
              </table:table-cell>
              <table:table-cell office:value-type="string">
                <text:p>RBF</text:p>
                <draw:g>
                  <svg:desc>Sheet1.G215:Sheet1.G215</svg:desc>
                </draw:g>
              </table:table-cell>
            </table:table-row>
          </table:table-header-rows>
          <table:table-rows>
            <table:table-row>
              <table:table-cell office:value-type="float" office:value="0.1291">
                <text:p>0</text:p>
                <draw:g>
                  <svg:desc>Sheet1.E217:Sheet1.E217</svg:desc>
                </draw:g>
              </table:table-cell>
              <table:table-cell office:value-type="float" office:value="0.15">
                <text:p>0.15</text:p>
                <draw:g>
                  <svg:desc>Sheet1.B216:Sheet1.B216</svg:desc>
                </draw:g>
              </table:table-cell>
              <table:table-cell office:value-type="float" office:value="0.1729">
                <text:p>0.1729</text:p>
                <draw:g>
                  <svg:desc>Sheet1.B217:Sheet1.B217</svg:desc>
                </draw:g>
              </table:table-cell>
              <table:table-cell office:value-type="float" office:value="0.04">
                <text:p>0.04</text:p>
                <draw:g>
                  <svg:desc>Sheet1.C216:Sheet1.C216</svg:desc>
                </draw:g>
              </table:table-cell>
              <table:table-cell office:value-type="float" office:value="0.1586">
                <text:p>0.1586</text:p>
                <draw:g>
                  <svg:desc>Sheet1.C217:Sheet1.C217</svg:desc>
                </draw:g>
              </table:table-cell>
              <table:table-cell office:value-type="float" office:value="0.01">
                <text:p>0.01</text:p>
                <draw:g>
                  <svg:desc>Sheet1.D216:Sheet1.D216</svg:desc>
                </draw:g>
              </table:table-cell>
              <table:table-cell office:value-type="float" office:value="0.1088">
                <text:p>0.1088</text:p>
                <draw:g>
                  <svg:desc>Sheet1.D217:Sheet1.D217</svg:desc>
                </draw:g>
              </table:table-cell>
              <table:table-cell office:value-type="float" office:value="0.26">
                <text:p>0.26</text:p>
                <draw:g>
                  <svg:desc>Sheet1.E216:Sheet1.E216</svg:desc>
                </draw:g>
              </table:table-cell>
              <table:table-cell office:value-type="float" office:value="0.1291">
                <text:p>0.1291</text:p>
                <draw:g>
                  <svg:desc>Sheet1.E217:Sheet1.E217</svg:desc>
                </draw:g>
              </table:table-cell>
              <table:table-cell office:value-type="float" office:value="0.08">
                <text:p>0.08</text:p>
                <draw:g>
                  <svg:desc>Sheet1.F216:Sheet1.F216</svg:desc>
                </draw:g>
              </table:table-cell>
              <table:table-cell office:value-type="float" office:value="0.288">
                <text:p>0.288</text:p>
                <draw:g>
                  <svg:desc>Sheet1.F217:Sheet1.F217</svg:desc>
                </draw:g>
              </table:table-cell>
              <table:table-cell office:value-type="float" office:value="0.14">
                <text:p>0.14</text:p>
                <draw:g>
                  <svg:desc>Sheet1.G216:Sheet1.G216</svg:desc>
                </draw:g>
              </table:table-cell>
              <table:table-cell office:value-type="float" office:value="0.288">
                <text:p>0.288</text:p>
                <draw:g>
                  <svg:desc>Sheet1.G217:Sheet1.G217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1" chart:maximum="0.1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32cm" svg:y="0.316cm" chart:style-name="ch2">
          <text:p>Time To Build Model vs Accuracy (Best Configuration)</text:p>
        </chart:title>
        <chart:subtitle svg:x="6.713cm" svg:y="1.275cm" chart:style-name="ch3">
          <text:p>Letter Dataset</text:p>
        </chart:subtitle>
        <chart:legend chart:legend-position="end" svg:x="13.631cm" svg:y="2.956cm" style:legend-expansion="high" chart:style-name="ch4"/>
        <chart:plot-area chart:style-name="ch5" table:cell-range-address="Sheet1.A242:Sheet1.B244 Sheet1.C242:Sheet1.G242 Sheet1.C244:Sheet1.G244" chart:data-source-has-labels="both" svg:x="1.331cm" svg:y="2.318cm" svg:width="11.66cm" svg:height="5.521cm">
          <chartooo:coordinate-region svg:x="2.243cm" svg:y="2.517cm" svg:width="10.468cm" svg:height="4.675cm"/>
          <chart:axis chart:dimension="x" chart:name="primary-x" chart:style-name="ch6" chartooo:axis-type="auto">
            <chart:title svg:x="6.522cm" svg:y="8.019cm" chart:style-name="ch7">
              <text:p>Time (s)</text:p>
            </chart:title>
            <chart:categories table:cell-range-address="Sheet1.A243:Sheet1.A244"/>
          </chart:axis>
          <chart:axis chart:dimension="y" chart:name="primary-y" chart:style-name="ch8">
            <chart:title svg:x="0.451cm" svg:y="6.511cm" chart:style-name="ch9">
              <text:p>Mean Square Error</text:p>
            </chart:title>
            <chart:grid chart:style-name="ch10" chart:class="major"/>
          </chart:axis>
          <chart:series chart:style-name="ch11" chart:values-cell-range-address="Sheet1.B244:Sheet1.B244" chart:label-cell-address="Sheet1.B242:Sheet1.B242" chart:class="chart:scatter">
            <chart:domain table:cell-range-address="Sheet1.B243:Sheet1.B243"/>
            <chart:data-point/>
          </chart:series>
          <chart:series chart:style-name="ch12" chart:values-cell-range-address="Sheet1.C244:Sheet1.C244" chart:label-cell-address="Sheet1.C242:Sheet1.C242" chart:class="chart:scatter">
            <chart:domain table:cell-range-address="Sheet1.C243:Sheet1.C243"/>
            <chart:data-point/>
          </chart:series>
          <chart:series chart:style-name="ch13" chart:values-cell-range-address="Sheet1.D244:Sheet1.D244" chart:label-cell-address="Sheet1.D242:Sheet1.D242" chart:class="chart:scatter">
            <chart:domain table:cell-range-address="Sheet1.D243:Sheet1.D243"/>
            <chart:data-point/>
          </chart:series>
          <chart:series chart:style-name="ch14" chart:values-cell-range-address="Sheet1.E244:Sheet1.E244" chart:label-cell-address="Sheet1.E242:Sheet1.E242" chart:class="chart:scatter">
            <chart:domain table:cell-range-address="Sheet1.E243:Sheet1.E243"/>
            <chart:data-point/>
          </chart:series>
          <chart:series chart:style-name="ch15" chart:values-cell-range-address="Sheet1.F244:Sheet1.F244" chart:label-cell-address="Sheet1.F242:Sheet1.F242" chart:class="chart:scatter">
            <chart:domain table:cell-range-address="Sheet1.F243:Sheet1.F244"/>
            <chart:data-point chart:repeated="2"/>
          </chart:series>
          <chart:series chart:style-name="ch16" chart:values-cell-range-address="Sheet1.G244:Sheet1.G244" chart:label-cell-address="Sheet1.G242:Sheet1.G242" chart:class="chart:scatter">
            <chart:domain table:cell-range-address="Sheet1.G243:Sheet1.G243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daBoost</text:p>
                <draw:g>
                  <svg:desc>Sheet1.B242:Sheet1.B242</svg:desc>
                </draw:g>
              </table:table-cell>
              <table:table-cell office:value-type="string">
                <text:p/>
              </table:table-cell>
              <table:table-cell office:value-type="string">
                <text:p>J48</text:p>
                <draw:g>
                  <svg:desc>Sheet1.C242:Sheet1.C242</svg:desc>
                </draw:g>
              </table:table-cell>
              <table:table-cell office:value-type="string">
                <text:p/>
              </table:table-cell>
              <table:table-cell office:value-type="string">
                <text:p>kNN</text:p>
                <draw:g>
                  <svg:desc>Sheet1.D242:Sheet1.D242</svg:desc>
                </draw:g>
              </table:table-cell>
              <table:table-cell office:value-type="string">
                <text:p/>
              </table:table-cell>
              <table:table-cell office:value-type="string">
                <text:p>NN</text:p>
                <draw:g>
                  <svg:desc>Sheet1.E242:Sheet1.E24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olykernel</text:p>
                <draw:g>
                  <svg:desc>Sheet1.F242:Sheet1.F242</svg:desc>
                </draw:g>
              </table:table-cell>
              <table:table-cell office:value-type="string">
                <text:p/>
              </table:table-cell>
              <table:table-cell office:value-type="string">
                <text:p>RBF</text:p>
                <draw:g>
                  <svg:desc>Sheet1.G242:Sheet1.G2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heet1.A243:Sheet1.A244</svg:desc>
                </draw:g>
              </table:table-cell>
              <table:table-cell office:value-type="float" office:value="1.3">
                <text:p>1.3</text:p>
                <draw:g>
                  <svg:desc>Sheet1.B243:Sheet1.B243</svg:desc>
                </draw:g>
              </table:table-cell>
              <table:table-cell office:value-type="float" office:value="0.1044">
                <text:p>0.1044</text:p>
                <draw:g>
                  <svg:desc>Sheet1.B244:Sheet1.B244</svg:desc>
                </draw:g>
              </table:table-cell>
              <table:table-cell office:value-type="float" office:value="0.27">
                <text:p>0.27</text:p>
                <draw:g>
                  <svg:desc>Sheet1.C243:Sheet1.C243</svg:desc>
                </draw:g>
              </table:table-cell>
              <table:table-cell office:value-type="float" office:value="0.1448">
                <text:p>0.1448</text:p>
                <draw:g>
                  <svg:desc>Sheet1.C244:Sheet1.C244</svg:desc>
                </draw:g>
              </table:table-cell>
              <table:table-cell office:value-type="float" office:value="0.02">
                <text:p>0.02</text:p>
                <draw:g>
                  <svg:desc>Sheet1.D243:Sheet1.D243</svg:desc>
                </draw:g>
              </table:table-cell>
              <table:table-cell office:value-type="float" office:value="0.1094">
                <text:p>0.1094</text:p>
                <draw:g>
                  <svg:desc>Sheet1.D244:Sheet1.D244</svg:desc>
                </draw:g>
              </table:table-cell>
              <table:table-cell office:value-type="float" office:value="80.57">
                <text:p>80.57</text:p>
                <draw:g>
                  <svg:desc>Sheet1.E243:Sheet1.E243</svg:desc>
                </draw:g>
              </table:table-cell>
              <table:table-cell office:value-type="float" office:value="0.1172">
                <text:p>0.1172</text:p>
                <draw:g>
                  <svg:desc>Sheet1.E244:Sheet1.E244</svg:desc>
                </draw:g>
              </table:table-cell>
              <table:table-cell office:value-type="float" office:value="2.72">
                <text:p>2.72</text:p>
                <draw:g>
                  <svg:desc>Sheet1.F243:Sheet1.F244</svg:desc>
                </draw:g>
              </table:table-cell>
              <table:table-cell office:value-type="float" office:value="0.1861">
                <text:p>0.1861</text:p>
                <draw:g>
                  <svg:desc>Sheet1.F244:Sheet1.F244</svg:desc>
                </draw:g>
              </table:table-cell>
              <table:table-cell office:value-type="float" office:value="3.3">
                <text:p>3.3</text:p>
                <draw:g>
                  <svg:desc>Sheet1.G243:Sheet1.G243</svg:desc>
                </draw:g>
              </table:table-cell>
              <table:table-cell office:value-type="float" office:value="0.1863">
                <text:p>0.1863</text:p>
                <draw:g>
                  <svg:desc>Sheet1.G244:Sheet1.G244</svg:desc>
                </draw:g>
              </table:table-cell>
            </table:table-row>
            <table:table-row>
              <table:table-cell office:value-type="string">
                <text:p>Mean Square Erro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1">
                <text:p>0.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J48 Confidence</text:p>
        </chart:title>
        <chart:subtitle svg:x="6.713cm" svg:y="1.275cm" chart:style-name="ch3">
          <text:p>Letter Dataset</text:p>
        </chart:subtitle>
        <chart:plot-area chart:style-name="ch4" table:cell-range-address="Sheet1.A4:Sheet1.A8 Sheet1.C4:Sheet1.C8" svg:x="1.331cm" svg:y="2.318cm" svg:width="14.029cm" svg:height="5.521cm">
          <chartooo:coordinate-region svg:x="2.799cm" svg:y="2.517cm" svg:width="12.229cm" svg:height="4.675cm"/>
          <chart:axis chart:dimension="x" chart:name="primary-x" chart:style-name="ch5">
            <chart:title svg:x="7.454cm" svg:y="8.019cm" chart:style-name="ch6">
              <text:p>Confidence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series chart:style-name="ch8" chart:values-cell-range-address="Sheet1.C4:Sheet1.C8" chart:class="chart:scatter">
            <chart:domain table:cell-range-address="Sheet1.A4:Sheet1.A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A4:Sheet1.A8</svg:desc>
                </draw:g>
              </table:table-cell>
              <table:table-cell office:value-type="float" office:value="0.145">
                <text:p>0.145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5">
                <text:p>0.1875</text:p>
              </table:table-cell>
              <table:table-cell office:value-type="float" office:value="0.1448">
                <text:p>0.1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449">
                <text:p>0.1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1451">
                <text:p>0.1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NN Learning Rate</text:p>
        </chart:title>
        <chart:subtitle svg:x="6.938cm" svg:y="1.275cm" chart:style-name="ch3">
          <text:p>Iris Dataset</text:p>
        </chart:subtitle>
        <chart:plot-area chart:style-name="ch4" table:cell-range-address="Sheet1.A33:Sheet1.B35" svg:x="1.331cm" svg:y="2.318cm" svg:width="14.029cm" svg:height="5.521cm">
          <chartooo:coordinate-region svg:x="2.429cm" svg:y="2.517cm" svg:width="12.599cm" svg:height="4.675cm"/>
          <chart:axis chart:dimension="x" chart:name="primary-x" chart:style-name="ch5">
            <chart:title svg:x="7.256cm" svg:y="8.019cm" chart:style-name="ch6">
              <text:p>Learning Rate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series chart:style-name="ch8" chart:values-cell-range-address="Sheet1.B33:Sheet1.B35" chart:class="chart:scatter">
            <chart:domain table:cell-range-address="Sheet1.A33:Sheet1.A3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3:Sheet1.A35</svg:desc>
                </draw:g>
              </table:table-cell>
              <table:table-cell office:value-type="float" office:value="0.1338">
                <text:p>0.1338</text:p>
                <draw:g>
                  <svg:desc>Sheet1.B33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1291">
                <text:p>0.1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1357">
                <text:p>0.1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NN Learning Rate</text:p>
        </chart:title>
        <chart:subtitle svg:x="6.713cm" svg:y="1.275cm" chart:style-name="ch3">
          <text:p>Letter Dataset</text:p>
        </chart:subtitle>
        <chart:plot-area chart:style-name="ch4" table:cell-range-address="Sheet1.A33:Sheet1.A35 Sheet1.C33:Sheet1.C35" svg:x="1.331cm" svg:y="2.318cm" svg:width="14.029cm" svg:height="5.521cm">
          <chartooo:coordinate-region svg:x="2.429cm" svg:y="2.518cm" svg:width="12.599cm" svg:height="4.675cm"/>
          <chart:axis chart:dimension="x" chart:name="primary-x" chart:style-name="ch5">
            <chart:title svg:x="7.256cm" svg:y="8.019cm" chart:style-name="ch6">
              <text:p>Learning Rate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series chart:style-name="ch8" chart:values-cell-range-address="Sheet1.C33:Sheet1.C35" chart:class="chart:scatter">
            <chart:domain table:cell-range-address="Sheet1.A33:Sheet1.A3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3:Sheet1.A35</svg:desc>
                </draw:g>
              </table:table-cell>
              <table:table-cell office:value-type="float" office:value="0.1172">
                <text:p>0.1172</text:p>
                <draw:g>
                  <svg:desc>Sheet1.C33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NN Momentum</text:p>
        </chart:title>
        <chart:subtitle svg:x="6.938cm" svg:y="1.275cm" chart:style-name="ch3">
          <text:p>Iris Dataset</text:p>
        </chart:subtitle>
        <chart:plot-area chart:style-name="ch4" table:cell-range-address="Sheet1.E33:Sheet1.F35" svg:x="1.331cm" svg:y="2.318cm" svg:width="14.029cm" svg:height="5.521cm">
          <chartooo:coordinate-region svg:x="2.429cm" svg:y="2.517cm" svg:width="12.692cm" svg:height="4.675cm"/>
          <chart:axis chart:dimension="x" chart:name="primary-x" chart:style-name="ch5">
            <chart:title svg:x="7.481cm" svg:y="8.019cm" chart:style-name="ch6">
              <text:p>Momentum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series chart:style-name="ch8" chart:values-cell-range-address="Sheet1.F33:Sheet1.F35" chart:class="chart:scatter">
            <chart:domain table:cell-range-address="Sheet1.E33:Sheet1.E3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E33:Sheet1.E35</svg:desc>
                </draw:g>
              </table:table-cell>
              <table:table-cell office:value-type="float" office:value="0.1291">
                <text:p>0.1291</text:p>
                <draw:g>
                  <svg:desc>Sheet1.F33:Sheet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361">
                <text:p>0.1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37">
                <text:p>0.1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NN Momentum</text:p>
        </chart:title>
        <chart:subtitle svg:x="6.713cm" svg:y="1.275cm" chart:style-name="ch3">
          <text:p>Letter Dataset</text:p>
        </chart:subtitle>
        <chart:plot-area chart:style-name="ch4" table:cell-range-address="Sheet1.E33:Sheet1.E35 Sheet1.G33:Sheet1.G35" svg:x="1.331cm" svg:y="2.318cm" svg:width="14.029cm" svg:height="5.521cm">
          <chartooo:coordinate-region svg:x="2.614cm" svg:y="2.517cm" svg:width="12.506cm" svg:height="4.675cm"/>
          <chart:axis chart:dimension="x" chart:name="primary-x" chart:style-name="ch5">
            <chart:title svg:x="7.481cm" svg:y="8.019cm" chart:style-name="ch6">
              <text:p>Momentum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series chart:style-name="ch8" chart:values-cell-range-address="Sheet1.G33:Sheet1.G35" chart:class="chart:scatter">
            <chart:domain table:cell-range-address="Sheet1.E33:Sheet1.E3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E33:Sheet1.E35</svg:desc>
                </draw:g>
              </table:table-cell>
              <table:table-cell office:value-type="float" office:value="0.1234">
                <text:p>0.1234</text:p>
                <draw:g>
                  <svg:desc>Sheet1.G33:Sheet1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241">
                <text:p>0.1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252">
                <text:p>0.12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76cm" svg:y="0.316cm" chart:style-name="ch2">
          <text:p>Adaboost w/ J48</text:p>
        </chart:title>
        <chart:subtitle svg:x="6.938cm" svg:y="1.275cm" chart:style-name="ch3">
          <text:p>Iris Dataset</text:p>
        </chart:subtitle>
        <chart:plot-area chart:style-name="ch4" table:cell-range-address="Sheet1.A81:Sheet1.B85" svg:x="1.331cm" svg:y="2.318cm" svg:width="14.029cm" svg:height="5.521cm">
          <chartooo:coordinate-region svg:x="2.43cm" svg:y="2.517cm" svg:width="12.598cm" svg:height="4.675cm"/>
          <chart:axis chart:dimension="x" chart:name="primary-x" chart:style-name="ch5">
            <chart:title svg:x="7.454cm" svg:y="8.019cm" chart:style-name="ch6">
              <text:p>Confidence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series chart:style-name="ch8" chart:values-cell-range-address="Sheet1.B81:Sheet1.B85" chart:class="chart:scatter">
            <chart:domain table:cell-range-address="Sheet1.A81:Sheet1.A8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A81:Sheet1.A85</svg:desc>
                </draw:g>
              </table:table-cell>
              <table:table-cell office:value-type="float" office:value="0.1951">
                <text:p>0.1951</text:p>
                <draw:g>
                  <svg:desc>Sheet1.B81:Sheet1.B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5">
                <text:p>0.1875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2133">
                <text:p>0.2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2133">
                <text:p>0.2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2132">
                <text:p>0.21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76cm" svg:y="0.316cm" chart:style-name="ch2">
          <text:p>Adaboost w/ J48</text:p>
        </chart:title>
        <chart:subtitle svg:x="6.713cm" svg:y="1.275cm" chart:style-name="ch3">
          <text:p>Letter Dataset</text:p>
        </chart:subtitle>
        <chart:plot-area chart:style-name="ch4" table:cell-range-address="Sheet1.A81:Sheet1.A85 Sheet1.C81:Sheet1.C85" svg:x="1.331cm" svg:y="2.318cm" svg:width="14.029cm" svg:height="5.521cm">
          <chartooo:coordinate-region svg:x="2.614cm" svg:y="2.518cm" svg:width="12.414cm" svg:height="4.675cm"/>
          <chart:axis chart:dimension="x" chart:name="primary-x" chart:style-name="ch5">
            <chart:title svg:x="7.454cm" svg:y="8.019cm" chart:style-name="ch6">
              <text:p>Confidence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series chart:style-name="ch8" chart:values-cell-range-address="Sheet1.C81:Sheet1.C85" chart:class="chart:scatter">
            <chart:domain table:cell-range-address="Sheet1.A81:Sheet1.A8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A81:Sheet1.A85</svg:desc>
                </draw:g>
              </table:table-cell>
              <table:table-cell office:value-type="float" office:value="0.1044">
                <text:p>0.1044</text:p>
                <draw:g>
                  <svg:desc>Sheet1.C81:Sheet1.C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5">
                <text:p>0.187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1045">
                <text:p>0.10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8cm" svg:y="0.316cm" chart:style-name="ch2">
          <text:p>kNN</text:p>
        </chart:title>
        <chart:subtitle svg:x="6.938cm" svg:y="1.275cm" chart:style-name="ch3">
          <text:p>Iris Dataset</text:p>
        </chart:subtitle>
        <chart:plot-area chart:style-name="ch4" table:cell-range-address="Sheet1.A112:Sheet1.B121" svg:x="1.331cm" svg:y="2.318cm" svg:width="14.029cm" svg:height="5.521cm">
          <chartooo:coordinate-region svg:x="2.243cm" svg:y="2.517cm" svg:width="12.204cm" svg:height="4.675cm"/>
          <chart:axis chart:dimension="x" chart:name="primary-x" chart:style-name="ch5">
            <chart:title svg:x="8.208cm" svg:y="8.019cm" chart:style-name="ch6">
              <text:p>k</text:p>
            </chart:title>
          </chart:axis>
          <chart:axis chart:dimension="y" chart:name="primary-y" chart:style-name="ch5">
            <chart:title svg:x="0.451cm" svg:y="6.511cm" chart:style-name="ch7">
              <text:p>Mean Square Error</text:p>
            </chart:title>
          </chart:axis>
          <chart:axis chart:dimension="y" chart:name="secondary-y" chart:style-name="ch8"/>
          <chart:series chart:attached-axis="primary-y" chart:style-name="ch9" chart:values-cell-range-address="Sheet1.B112:Sheet1.B121" chart:class="chart:scatter">
            <chart:domain table:cell-range-address="Sheet1.A112:Sheet1.A12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12:Sheet1.A121</svg:desc>
                </draw:g>
              </table:table-cell>
              <table:table-cell office:value-type="float" office:value="0.1747">
                <text:p>0.1747</text:p>
                <draw:g>
                  <svg:desc>Sheet1.B112:Sheet1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93">
                <text:p>0.1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79">
                <text:p>0.1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299">
                <text:p>0.1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231">
                <text:p>0.1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165">
                <text:p>0.1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109">
                <text:p>0.1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124">
                <text:p>0.11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